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4.891cm"/>
    </style:style>
    <style:style style:name="co5" style:family="table-column">
      <style:table-column-properties fo:break-before="auto" style:column-width="5.357cm"/>
    </style:style>
    <style:style style:name="co6" style:family="table-column">
      <style:table-column-properties fo:break-before="auto" style:column-width="5.41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dic</text:p>
          </table:table-cell>
          <table:table-cell office:value-type="string">
            <text:p>kio-terms.dic</text:p>
          </table:table-cell>
          <table:table-cell office:value-type="string">
            <text:p>terms_kio_core_1100.dic</text:p>
          </table:table-cell>
          <table:table-cell office:value-type="string">
            <text:p>terms_kio_core_1100_e.dic</text:p>
          </table:table-cell>
          <table:table-cell office:value-type="string">
            <text:p>terms_kio_core_1100_e2.dic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float" office:value="655">
            <text:p>655</text:p>
          </table:table-cell>
          <table:table-cell office:value-type="float" office:value="3110">
            <text:p>3110</text:p>
          </table:table-cell>
          <table:table-cell office:value-type="float" office:value="937">
            <text:p>937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/>
          <table:table-cell office:value-type="string">
            <text:p>Additional terms:</text:p>
          </table:table-cell>
          <table:table-cell office:value-type="float" office:value="0">
            <text:p>0</text:p>
          </table:table-cell>
          <table:table-cell office:value-type="float" office:value="24640">
            <text:p>24640</text:p>
          </table:table-cell>
          <table:table-cell office:value-type="float" office:value="11199">
            <text:p>11199</text:p>
          </table:table-cell>
          <table:table-cell office:value-type="float" office:value="24262">
            <text:p>24262</text:p>
          </table:table-cell>
        </table:table-row>
        <table:table-row table:style-name="ro1">
          <table:table-cell/>
          <table:table-cell office:value-type="string">
            <text:p>Terms equal:</text:p>
          </table:table-cell>
          <table:table-cell table:number-columns-repeated="2" office:value-type="float" office:value="21971">
            <text:p>21971</text:p>
          </table:table-cell>
          <table:table-cell office:value-type="float" office:value="21637">
            <text:p>21637</text:p>
          </table:table-cell>
          <table:table-cell office:value-type="float" office:value="21971">
            <text:p>21971</text:p>
          </table:table-cell>
        </table:table-row>
        <table:table-row table:style-name="ro1">
          <table:table-cell/>
          <table:table-cell office:value-type="string">
            <text:p>Lost terms</text:p>
          </table:table-cell>
          <table:table-cell table:formula="oooc:=[.$C$6]-[.C6]" office:value-type="float" office:value="0">
            <text:p>0</text:p>
          </table:table-cell>
          <table:table-cell table:formula="oooc:=[.$C$6]-[.D6]" office:value-type="float" office:value="0">
            <text:p>0</text:p>
          </table:table-cell>
          <table:table-cell table:formula="oooc:=[.$C$6]-[.E6]" office:value-type="float" office:value="334">
            <text:p>334</text:p>
          </table:table-cell>
          <table:table-cell table:formula="oooc:=[.$C$6]-[.F6]" office:value-type="float" office:value="0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dic</text:p>
          </table:table-cell>
          <table:table-cell office:value-type="string">
            <text:p>terms_groups.dic</text:p>
          </table:table-cell>
          <table:table-cell office:value-type="string">
            <text:p>terms_groups_core_1100.dic</text:p>
          </table:table-cell>
          <table:table-cell office:value-type="string">
            <text:p>terms_groups_core_1100_e.dic</text:p>
          </table:table-cell>
          <table:table-cell office:value-type="string">
            <text:p>terms_groups_core_1100_e2.dic</text:p>
          </table:table-cell>
        </table:table-row>
        <table:table-row table:style-name="ro1">
          <table:table-cell/>
          <table:table-cell office:value-type="string">
            <text:p>size</text:p>
          </table:table-cell>
          <table:table-cell office:value-type="float" office:value="387">
            <text:p>387</text:p>
          </table:table-cell>
          <table:table-cell office:value-type="float" office:value="1355">
            <text:p>1355</text:p>
          </table:table-cell>
          <table:table-cell office:value-type="float" office:value="890">
            <text:p>890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/>
          <table:table-cell office:value-type="string">
            <text:p>Additional terms:</text:p>
          </table:table-cell>
          <table:table-cell office:value-type="float" office:value="0">
            <text:p>0</text:p>
          </table:table-cell>
          <table:table-cell office:value-type="float" office:value="4402">
            <text:p>4402</text:p>
          </table:table-cell>
          <table:table-cell office:value-type="float" office:value="2989">
            <text:p>2989</text:p>
          </table:table-cell>
          <table:table-cell office:value-type="float" office:value="4402">
            <text:p>4402</text:p>
          </table:table-cell>
        </table:table-row>
        <table:table-row table:style-name="ro1">
          <table:table-cell/>
          <table:table-cell office:value-type="string">
            <text:p>Terms equal:</text:p>
          </table:table-cell>
          <table:table-cell table:number-columns-repeated="2" office:value-type="float" office:value="8674">
            <text:p>8674</text:p>
          </table:table-cell>
          <table:table-cell office:value-type="float" office:value="8554">
            <text:p>8554</text:p>
          </table:table-cell>
          <table:table-cell office:value-type="float" office:value="8674">
            <text:p>8674</text:p>
          </table:table-cell>
        </table:table-row>
        <table:table-row table:style-name="ro1">
          <table:table-cell/>
          <table:table-cell office:value-type="string">
            <text:p>Lost terms</text:p>
          </table:table-cell>
          <table:table-cell table:formula="oooc:=[.$C$13]-[.C13]" office:value-type="float" office:value="0">
            <text:p>0</text:p>
          </table:table-cell>
          <table:table-cell table:formula="oooc:=[.$C$13]-[.D13]" office:value-type="float" office:value="0">
            <text:p>0</text:p>
          </table:table-cell>
          <table:table-cell table:formula="oooc:=[.$C$13]-[.E13]" office:value-type="float" office:value="120">
            <text:p>120</text:p>
          </table:table-cell>
          <table:table-cell table:formula="oooc:=[.$C$13]-[.F13]" office:value-type="float" office:value="0">
            <text:p>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.05.2010</text:date>, <text:time>14:00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eal</meta:initial-creator>
    <meta:creation-date>2010-04-26T14:03:31</meta:creation-date>
    <dc:creator>teal</dc:creator>
    <dc:date>2010-05-03T14:00:36</dc:date>
    <meta:editing-cycles>13</meta:editing-cycles>
    <meta:editing-duration>PT3H12M31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50"/>
  </office:meta>
</office:document-meta>
</file>